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3d2d" officeooo:paragraph-rsid="00183d2d"/>
    </style:style>
    <style:style style:name="P2" style:family="paragraph" style:parent-style-name="Standard" style:list-style-name="L4">
      <style:text-properties officeooo:rsid="00183d2d" officeooo:paragraph-rsid="00183d2d"/>
    </style:style>
    <style:style style:name="P3" style:family="paragraph" style:parent-style-name="Standard" style:list-style-name="L4">
      <style:text-properties officeooo:paragraph-rsid="00183d2d"/>
    </style:style>
    <style:style style:name="P4" style:family="paragraph" style:parent-style-name="Standard" style:list-style-name="L4">
      <style:text-properties officeooo:rsid="001a00fd" officeooo:paragraph-rsid="001a00fd"/>
    </style:style>
    <style:style style:name="P5" style:family="paragraph" style:parent-style-name="Standard" style:list-style-name="L4">
      <style:text-properties officeooo:rsid="001aeaf0" officeooo:paragraph-rsid="001aeaf0"/>
    </style:style>
    <style:style style:name="P6" style:family="paragraph" style:parent-style-name="Standard">
      <style:text-properties officeooo:rsid="001aeaf0" officeooo:paragraph-rsid="001aeaf0"/>
    </style:style>
    <style:style style:name="P7" style:family="paragraph" style:parent-style-name="Standard" style:list-style-name="L5">
      <style:text-properties officeooo:rsid="001aeaf0" officeooo:paragraph-rsid="001aeaf0"/>
    </style:style>
    <style:style style:name="P8" style:family="paragraph" style:parent-style-name="Standard">
      <style:text-properties officeooo:rsid="001bb0d0" officeooo:paragraph-rsid="001bb0d0"/>
    </style:style>
    <style:style style:name="P9" style:family="paragraph" style:parent-style-name="Standard" style:list-style-name="L6">
      <style:text-properties officeooo:rsid="001bb0d0" officeooo:paragraph-rsid="001bb0d0"/>
    </style:style>
    <style:style style:name="P10" style:family="paragraph" style:parent-style-name="Standard" style:list-style-name="L8">
      <style:text-properties style:text-underline-style="solid" style:text-underline-width="auto" style:text-underline-color="font-color" officeooo:rsid="001bb0d0" officeooo:paragraph-rsid="001bb0d0"/>
    </style:style>
    <style:style style:name="P11" style:family="paragraph" style:parent-style-name="Standard">
      <style:text-properties style:text-underline-style="solid" style:text-underline-width="auto" style:text-underline-color="font-color" officeooo:rsid="001bb0d0" officeooo:paragraph-rsid="001bb0d0"/>
    </style:style>
    <style:style style:name="P12" style:family="paragraph" style:parent-style-name="Standard" style:list-style-name="L9">
      <style:text-properties style:text-underline-style="solid" style:text-underline-width="auto" style:text-underline-color="font-color" officeooo:rsid="001bb0d0" officeooo:paragraph-rsid="001bb0d0"/>
    </style:style>
    <style:style style:name="P13" style:family="paragraph" style:parent-style-name="Standard">
      <style:text-properties style:text-underline-style="solid" style:text-underline-width="auto" style:text-underline-color="font-color" officeooo:rsid="001c5749" officeooo:paragraph-rsid="001c5749"/>
    </style:style>
    <style:style style:name="P14" style:family="paragraph" style:parent-style-name="Standard" style:list-style-name="L10">
      <style:text-properties style:text-underline-style="solid" style:text-underline-width="auto" style:text-underline-color="font-color" officeooo:rsid="001c5749" officeooo:paragraph-rsid="001c5749"/>
    </style:style>
    <style:style style:name="P15" style:family="paragraph" style:parent-style-name="Standard" style:list-style-name="L11">
      <style:text-properties style:text-underline-style="solid" style:text-underline-width="auto" style:text-underline-color="font-color" officeooo:rsid="001c5749" officeooo:paragraph-rsid="001c5749"/>
    </style:style>
    <style:style style:name="P16" style:family="paragraph" style:parent-style-name="Standard">
      <style:text-properties style:text-underline-style="none" officeooo:rsid="001c5749" officeooo:paragraph-rsid="001c5749"/>
    </style:style>
    <style:style style:name="T1" style:family="text">
      <style:text-properties officeooo:rsid="00183d2d"/>
    </style:style>
    <style:style style:name="T2" style:family="text">
      <style:text-properties style:text-underline-style="none"/>
    </style:style>
    <style:style style:name="T3" style:family="text">
      <style:text-properties style:text-underline-style="none" officeooo:rsid="001c5749"/>
    </style:style>
    <style:style style:name="T4" style:family="text">
      <style:text-properties officeooo:rsid="001aeaf0"/>
    </style:style>
    <style:style style:name="T5" style:family="text">
      <style:text-properties officeooo:rsid="001bb0d0"/>
    </style:style>
    <style:style style:name="T6" style:family="text">
      <style:text-properties officeooo:rsid="001c5749"/>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A DE USUARIO</text:p>
      <text:p text:style-name="P1"/>
      <text:p text:style-name="P1">E-Auctions subastas electrónicas.</text:p>
      <text:p text:style-name="P1"/>
      <text:p text:style-name="P1">Página inicial.</text:p>
      <text:p text:style-name="P1">Index.jsp</text:p>
      <text:p text:style-name="P1"/>
      <text:p text:style-name="P1">E<text:span text:style-name="T4">n</text:span> index.jsp nos encontramos:</text:p>
      <text:p text:style-name="P1"/>
      <text:list xml:id="list1058838801" text:style-name="L4">
        <text:list-item>
          <text:p text:style-name="P2">De forma anónima</text:p>
          <text:list>
            <text:list-item>
              <text:p text:style-name="P3"><text:span text:style-name="T1">Una cabecera, con el logo y el nombre de la empresa. Al pinchar en ella se redirige la página a la página principal. Esto ocurre en todas las páginas de la aplicación. </text:span></text:p>
            </text:list-item>
            <text:list-item>
              <text:p text:style-name="P3"><text:span text:style-name="T1">Un menú desplegable con las categorías de los artículos con los enlaces deshabilitados.</text:span></text:p>
            </text:list-item>
            <text:list-item>
              <text:p text:style-name="P2">Un botón que nos abre una ventana modal que nos permite logearnos si estamos registrados o pinchar en un enlace que abre otra ventana modal que nos permite registrarnos. Los campos del registro están sujetos a ciertas restricciones que serán validadas tanto en cliente como en servidor.</text:p>
            </text:list-item>
          </text:list>
        </text:list-item>
        <text:list-item>
          <text:p text:style-name="P4">Logueado</text:p>
          <text:list>
            <text:list-item>
              <text:p text:style-name="P5">Contiene los dos primeros puntos al igual que de forma anónima salvo que los enlaces de las categorías ahora están accesibles.</text:p>
            </text:list-item>
            <text:list-item>
              <text:p text:style-name="P5">Aparecerá en la cabecera un botón que nos dirige a una página que nos permite subir artículos.</text:p>
            </text:list-item>
            <text:list-item>
              <text:p text:style-name="P5">El botón de Iniciar sesión, se cambiará por un botón que abre un menú que nos dirige hacia nuestro perfil de usuario, las pujas que hemos realizado, o los artículos que hemos subastado, también hay un enlace cierra la sesión.</text:p>
            </text:list-item>
          </text:list>
        </text:list-item>
      </text:list>
      <text:p text:style-name="P6"/>
      <text:p text:style-name="P6">En <text:span text:style-name="T6">el formulario para subir articulo</text:span></text:p>
      <text:list xml:id="list1491634473" text:style-name="L5">
        <text:list-item>
          <text:p text:style-name="P7">Se accede como usuario registrado.</text:p>
        </text:list-item>
        <text:list-item>
          <text:p text:style-name="P7">Contiene un formulario que nos permite elegir las descripciones, la fecha de inicio y de fin de la subasta, la categoría, para elegir la categoría habrá un menú desplegable y al elegir una categoría aparecerán debajo los campos con las características de dicha categoría. <text:span text:style-name="T5">Hay un campo que nos permite elegir las fotografiás que vamos a subir de dicho articulo, solo ficheros con extensión de formato imagen, jpg,png,gif,...</text:span></text:p>
        </text:list-item>
      </text:list>
      <text:p text:style-name="P8"/>
      <text:p text:style-name="P8">En <text:span text:style-name="T6">el perfil</text:span></text:p>
      <text:list xml:id="list3513066650" text:style-name="L6">
        <text:list-item>
          <text:p text:style-name="P9">Se accede como usuario registrado.</text:p>
        </text:list-item>
        <text:list-item>
          <text:p text:style-name="P9">Encontramos el avatar del usuario, para cambiar de avatar debemos pinchar en la imagen y elegiremos el nuevo avatar que deseamos, solo acepta ficheros con extensión de imágenes.</text:p>
        </text:list-item>
        <text:list-item>
          <text:p text:style-name="P9">Se mostrarán los datos del usuario. Hay dos botones, uno permite editar la información básica del usuario. El otro cambiar la contraseña, para cambiar la contraseña se debe introducir la contraseña anterior y la contraseña nueva dos veces.</text:p>
        </text:list-item>
      </text:list>
      <text:p text:style-name="P8"/>
      <text:p text:style-name="P8">En<text:span text:style-name="T2"> </text:span><text:span text:style-name="T3">categoria</text:span></text:p>
      <text:list xml:id="list390011859" text:style-name="L8">
        <text:list-item>
          <text:p text:style-name="P10"><text:span text:style-name="T2">Se accede como usuario registrado.</text:span></text:p>
        </text:list-item>
        <text:list-item>
          <text:p text:style-name="P10"><text:span text:style-name="T2">Aparecen las distintas subastas activas en la categoría seleccionada. Para acceder a un articulo en concreto solo hay que pinchar en el botón de Ir a la subasta de dicho articulo.</text:span></text:p>
        </text:list-item>
      </text:list>
      <text:p text:style-name="P11"><text:span text:style-name="T2"/></text:p>
      <text:p text:style-name="P11"><text:span text:style-name="T2">En </text:span><text:span text:style-name="T3">articulo</text:span></text:p>
      <text:list xml:id="list1751730771" text:style-name="L9">
        <text:list-item>
          <text:p text:style-name="P12"><text:span text:style-name="T2">Se accede como usuario registrado.</text:span></text:p>
        </text:list-item>
        <text:list-item>
          <text:p text:style-name="P12"><text:span text:style-name="T2">Muestra el usuario que inicio la subasta, las imagenes del articulo, las descripciones y categorias.</text:span></text:p>
        </text:list-item>
        <text:list-item>
          <text:p text:style-name="P12"><text:span text:style-name="T2">Aparece una cuenta atrás con el tiempo restante que le queda a la subasta.</text:span></text:p>
        </text:list-item>
        <text:list-item>
          <text:p text:style-name="P12"><text:soft-page-break/><text:span text:style-name="T2">Aparece una lista con las últimas pujas hechas por los usuarios.</text:span></text:p>
        </text:list-item>
        <text:list-item>
          <text:p text:style-name="P12"><text:span text:style-name="T2">Si el usuario es el creador de la subasta no aparecerá los botones que permiten pujar por él.</text:span></text:p>
        </text:list-item>
        <text:list-item>
          <text:p text:style-name="P12"><text:span text:style-name="T2">Si el usuario no es el creador de la subasta aparecerán un campo que nos permite introducir el valor por el que queremos pujar, siempre tiene que ser mayor que el actual. También aparecen tres botones que permiten hacer una puja rápida con el valor de la ultima puja más un tanto por ciento.</text:span></text:p>
        </text:list-item>
      </text:list>
      <text:p text:style-name="P13"><text:span text:style-name="T2"/></text:p>
      <text:p text:style-name="P13"><text:span text:style-name="T2">En mis pujas</text:span></text:p>
      <text:list xml:id="list3646403770" text:style-name="L10">
        <text:list-item>
          <text:p text:style-name="P14"><text:span text:style-name="T2">Se accede como usuario registrado.</text:span></text:p>
        </text:list-item>
        <text:list-item>
          <text:p text:style-name="P14"><text:span text:style-name="T2">Solo muestra un listado con las pujas realizadas en los distintos articulos.</text:span></text:p>
        </text:list-item>
      </text:list>
      <text:p text:style-name="P13"><text:span text:style-name="T2"/></text:p>
      <text:p text:style-name="P13"><text:span text:style-name="T2">En mis subastas</text:span></text:p>
      <text:list xml:id="list1845278115" text:style-name="L11">
        <text:list-item>
          <text:p text:style-name="P15"><text:span text:style-name="T2">Se accede como usuario registrado.</text:span></text:p>
        </text:list-item>
        <text:list-item>
          <text:p text:style-name="P15"><text:span text:style-name="T2">Aparece un listado con las subastas que hemos creado.</text:span></text:p>
        </text:list-item>
        <text:list-item>
          <text:p text:style-name="P15"><text:span text:style-name="T2">Hay un enlace que nos dirige a la subasta.</text:span></text:p>
        </text:list-item>
        <text:list-item>
          <text:p text:style-name="P15"><text:span text:style-name="T2">Si la subasta esta finalizada aparecerá un enlace que nos mostrara el beneficio que hemos obtenido por la subasta.</text:span></text:p>
        </text:list-item>
      </text:list>
      <text:p text:style-name="P13"><text:span text:style-name="T2"/></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3:07:45.984000000</meta:creation-date>
    <dc:date>2018-01-08T13:49:58.054000000</dc:date>
    <meta:editing-duration>PT10M</meta:editing-duration>
    <meta:editing-cycles>3</meta:editing-cycles>
    <meta:generator>LibreOffice/5.3.3.2$Windows_X86_64 LibreOffice_project/3d9a8b4b4e538a85e0782bd6c2d430bafe583448</meta:generator>
    <meta:document-statistic meta:table-count="0" meta:image-count="0" meta:object-count="0" meta:page-count="2" meta:paragraph-count="38" meta:word-count="589" meta:character-count="3365" meta:non-whitespace-character-count="2840"/>
  </office:meta>
</office:document-meta>
</file>